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56H06M54.512050999S" calcext:value-type="time">
            <text:p>1256:06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Dialogue SFX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16H11M19.888S" calcext:value-type="time">
            <text:p>16:1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2]-[.B242] &gt; 0; [.C242]-[.B24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2]-[.F242] &gt; 0; [.G242]-[.F242]; 0)" office:value-type="time" office:time-value="PT00H00M00S" calcext:value-type="time">
            <text:p>00:00</text:p>
          </table:table-cell>
          <table:table-cell table:formula="of:=[.D242]+[.H24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3]-[.B243] &gt; 0; [.C243]-[.B2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3]-[.F243] &gt; 0; [.G243]-[.F243]; 0)" office:value-type="time" office:time-value="PT00H00M00S" calcext:value-type="time">
            <text:p>00:00</text:p>
          </table:table-cell>
          <table:table-cell table:formula="of:=[.D243]+[.H2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4]-[.B244] &gt; 0; [.C244]-[.B2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4]-[.F244] &gt; 0; [.G244]-[.F244]; 0)" office:value-type="time" office:time-value="PT00H00M00S" calcext:value-type="time">
            <text:p>00:00</text:p>
          </table:table-cell>
          <table:table-cell table:formula="of:=[.D244]+[.H2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45]-[.B245] &gt; 0; [.C245]-[.B24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 style:data-style-name="N2" text:time-value="08:05:01.9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15T09:37:03.553000000</dc:date>
    <meta:editing-duration>P55DT16H1M39S</meta:editing-duration>
    <meta:editing-cycles>1467</meta:editing-cycles>
    <meta:generator>LibreOffice/7.2.6.2$Windows_X86_64 LibreOffice_project/b0ec3a565991f7569a5a7f5d24fed7f52653d754</meta:generator>
    <dc:creator>Benjamin Laws</dc:creator>
    <meta:document-statistic meta:table-count="2" meta:cell-count="1798" meta:object-count="0"/>
  </office:meta>
</office:document-meta>
</file>